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line-height="150%" fo:text-align="justify" style:justify-single-word="false" fo:orphans="0" fo:widows="0" style:text-autospace="none"/>
    </style:style>
    <style:style style:name="P3" style:family="paragraph" style:parent-style-name="Standard">
      <style:paragraph-properties fo:line-height="150%" fo:text-align="justify" style:justify-single-word="false" fo:orphans="0" fo:widows="0" style:text-autospace="none"/>
      <style:text-properties style:font-name="Helvetica" style:letter-kerning="true" style:font-name-asian="SimSun" style:language-asian="zh" style:country-asian="CN" style:font-name-complex="Helv"/>
    </style:style>
    <style:style style:name="P4" style:family="paragraph" style:parent-style-name="Standard">
      <style:paragraph-properties fo:line-height="150%" fo:text-align="justify" style:justify-single-word="false" fo:orphans="0" fo:widows="0" style:text-autospace="none"/>
      <style:text-properties style:font-name="Helvetica" fo:language="es" fo:country="ES" style:letter-kerning="true" style:font-name-asian="SimSun" style:language-asian="zh" style:country-asian="CN" style:font-name-complex="Helv"/>
    </style:style>
    <style:style style:name="P5" style:family="paragraph" style:parent-style-name="Standard">
      <style:paragraph-properties fo:line-height="150%" fo:text-align="justify" style:justify-single-word="false" fo:orphans="0" fo:widows="0" style:text-autospace="none"/>
      <style:text-properties style:font-name="Courier New" fo:language="es" fo:country="ES" style:letter-kerning="true" style:font-name-asian="SimSun" style:language-asian="zh" style:country-asian="CN" style:font-name-complex="Helv"/>
    </style:style>
    <style:style style:name="P6" style:family="paragraph" style:parent-style-name="Standard">
      <style:paragraph-properties fo:line-height="150%" fo:text-align="justify" style:justify-single-word="false" fo:orphans="0" fo:widows="0" style:text-autospace="none"/>
      <style:text-properties style:font-name="Courier New" fo:language="es" fo:country="ES" style:letter-kerning="true" style:font-name-asian="SimSun" style:language-asian="zh" style:country-asian="CN" style:font-name-complex="Courier New"/>
    </style:style>
    <style:style style:name="P7" style:family="paragraph" style:parent-style-name="Standard">
      <style:paragraph-properties fo:margin-left="0.5in" fo:margin-right="0in" fo:line-height="150%" fo:text-align="justify" style:justify-single-word="false" fo:orphans="0" fo:widows="0" fo:text-indent="0in" style:auto-text-indent="false" style:text-autospace="none"/>
      <style:text-properties style:font-name="Helvetica" fo:language="es" fo:country="ES" style:letter-kerning="true" style:font-name-asian="SimSun" style:language-asian="zh" style:country-asian="CN" style:font-name-complex="Helv"/>
    </style:style>
    <style:style style:name="P8" style:family="paragraph" style:parent-style-name="Standard">
      <style:paragraph-properties fo:margin-left="0in" fo:margin-right="0in" fo:line-height="150%" fo:text-align="justify" style:justify-single-word="false" fo:orphans="0" fo:widows="0" fo:text-indent="0.4917in" style:auto-text-indent="false" style:text-autospace="none"/>
      <style:text-properties style:font-name="Courier New" style:letter-kerning="true" style:font-name-asian="SimSun" style:language-asian="zh" style:country-asian="CN" style:font-name-complex="Helv"/>
    </style:style>
    <style:style style:name="P9" style:family="paragraph" style:parent-style-name="Text_20_body_20__28_user_29_">
      <style:paragraph-properties fo:text-align="center" style:justify-single-word="false"/>
      <style:text-properties fo:font-weight="bold" style:font-weight-asian="bold" style:font-weight-complex="bold"/>
    </style:style>
    <style:style style:name="P10" style:family="paragraph" style:parent-style-name="Text_20_body_20__28_user_29_">
      <style:paragraph-properties fo:text-align="center" style:justify-single-word="false"/>
      <style:text-properties fo:font-size="14pt" fo:font-weight="bold" style:font-size-asian="14pt" style:font-weight-asian="bold"/>
    </style:style>
    <style:style style:name="P11" style:family="paragraph" style:parent-style-name="Text_20_body_20__28_user_29_">
      <style:paragraph-properties fo:text-align="justify" style:justify-single-word="false"/>
      <style:text-properties style:font-name="Helvetica" style:font-name-complex="Helvetica"/>
    </style:style>
    <style:style style:name="P12" style:family="paragraph" style:parent-style-name="Text_20_body_20__28_user_29_">
      <style:paragraph-properties fo:text-align="center" style:justify-single-word="false"/>
    </style:style>
    <style:style style:name="P13" style:family="paragraph" style:parent-style-name="Text_20_body_20__28_user_29_">
      <style:paragraph-properties fo:text-align="center" style:justify-single-word="false"/>
      <style:text-properties officeooo:rsid="001dd9bd" officeooo:paragraph-rsid="001dd9bd"/>
    </style:style>
    <style:style style:name="P14" style:family="paragraph" style:parent-style-name="Standard" style:list-style-name="L1">
      <style:paragraph-properties fo:line-height="150%" fo:text-align="justify" style:justify-single-word="false" fo:orphans="0" fo:widows="0" style:text-autospace="none"/>
      <style:text-properties style:font-name="Helvetica" fo:language="es" fo:country="ES" officeooo:rsid="001fbe96" officeooo:paragraph-rsid="001fbe96" style:letter-kerning="true" style:font-name-asian="SimSun" style:language-asian="zh" style:country-asian="CN" style:font-name-complex="Helv"/>
    </style:style>
    <style:style style:name="P15" style:family="paragraph" style:parent-style-name="Standard" style:list-style-name="L1">
      <style:paragraph-properties fo:line-height="150%" fo:text-align="justify" style:justify-single-word="false" fo:orphans="0" fo:widows="0" style:text-autospace="none"/>
      <style:text-properties style:font-name="Helvetica" fo:language="es" fo:country="ES" officeooo:paragraph-rsid="001fbe96" style:letter-kerning="true" style:font-name-asian="SimSun" style:language-asian="zh" style:country-asian="CN" style:font-name-complex="Helv"/>
    </style:style>
    <style:style style:name="P16" style:family="paragraph" style:parent-style-name="Standard" style:list-style-name="L1">
      <style:paragraph-properties fo:line-height="150%" fo:text-align="justify" style:justify-single-word="false" fo:orphans="0" fo:widows="0" style:text-autospace="none"/>
      <style:text-properties style:font-name="Helvetica" fo:language="es" fo:country="ES" officeooo:paragraph-rsid="002068f4" style:letter-kerning="true" style:font-name-asian="SimSun" style:language-asian="zh" style:country-asian="CN" style:font-name-complex="Helv"/>
    </style:style>
    <style:style style:name="P17" style:family="paragraph" style:parent-style-name="Standard" style:list-style-name="L1">
      <style:paragraph-properties fo:line-height="150%" fo:text-align="justify" style:justify-single-word="false" fo:orphans="0" fo:widows="0" style:text-autospace="none">
        <style:tab-stops/>
      </style:paragraph-properties>
      <style:text-properties style:font-name="Helvetica" fo:language="es" fo:country="ES" style:letter-kerning="true" style:font-name-asian="SimSun" style:language-asian="zh" style:country-asian="CN" style:font-name-complex="Helv"/>
    </style:style>
    <style:style style:name="P18" style:family="paragraph" style:parent-style-name="Standard" style:list-style-name="L2">
      <style:paragraph-properties fo:line-height="150%" fo:text-align="justify" style:justify-single-word="false" fo:orphans="0" fo:widows="0" style:text-autospace="none">
        <style:tab-stops/>
      </style:paragraph-properties>
      <style:text-properties style:font-name="Helvetica" fo:language="es" fo:country="ES" style:letter-kerning="true" style:font-name-asian="SimSun" style:language-asian="zh" style:country-asian="CN" style:font-name-complex="Helv"/>
    </style:style>
    <style:style style:name="P19" style:family="paragraph" style:parent-style-name="Standard" style:list-style-name="L3">
      <style:paragraph-properties fo:line-height="150%" fo:text-align="justify" style:justify-single-word="false" fo:orphans="0" fo:widows="0" style:text-autospace="none">
        <style:tab-stops/>
      </style:paragraph-properties>
      <style:text-properties style:font-name="Helvetica" fo:language="es" fo:country="ES" style:letter-kerning="true" style:font-name-asian="SimSun" style:language-asian="zh" style:country-asian="CN" style:font-name-complex="Helv"/>
    </style:style>
    <style:style style:name="P20" style:family="paragraph" style:parent-style-name="Standard" style:list-style-name="L2">
      <style:paragraph-properties fo:line-height="150%" fo:text-align="justify" style:justify-single-word="false" fo:orphans="0" fo:widows="0" style:text-autospace="none">
        <style:tab-stops/>
      </style:paragraph-properties>
    </style:style>
    <style:style style:name="P21" style:family="paragraph" style:parent-style-name="Standard">
      <style:paragraph-properties fo:line-height="150%" fo:text-align="justify" style:justify-single-word="false" fo:orphans="0" fo:widows="0" style:text-autospace="none"/>
      <style:text-properties style:font-name="Courier New" fo:language="es" fo:country="ES" style:letter-kerning="true" style:font-name-asian="SimSun" style:language-asian="zh" style:country-asian="CN" style:font-name-complex="Helv"/>
    </style:style>
    <style:style style:name="P22" style:family="paragraph" style:parent-style-name="Standard" style:list-style-name="WW8Num2">
      <style:paragraph-properties fo:margin-left="0.3937in" fo:margin-right="0in" fo:line-height="150%" fo:text-align="justify" style:justify-single-word="false" fo:orphans="0" fo:widows="0" fo:text-indent="-0.3937in" style:auto-text-indent="false" style:text-autospace="none">
        <style:tab-stops>
          <style:tab-stop style:position="0.1972in"/>
        </style:tab-stops>
      </style:paragraph-properties>
      <style:text-properties style:font-name="Helvetica" fo:language="es" fo:country="ES" fo:font-weight="bold" style:letter-kerning="true" style:font-name-asian="SimSun" style:language-asian="zh" style:country-asian="CN" style:font-weight-asian="bold" style:font-name-complex="Helv" style:language-complex="hi" style:country-complex="IN"/>
    </style:style>
    <style:style style:name="P23" style:family="paragraph" style:parent-style-name="Heading_20_1">
      <style:paragraph-properties fo:text-align="justify" style:justify-single-word="false"/>
      <style:text-properties style:font-name="Helvetica" fo:font-size="12pt" style:rfc-language-tag="es-ES-u-co-trad" fo:language="es" fo:country="ES" style:font-size-asian="12pt" style:font-name-complex="Helv"/>
    </style:style>
    <style:style style:name="P24" style:family="paragraph" style:parent-style-name="Text_20_body_20__28_user_29_" style:master-page-name="Standard">
      <style:paragraph-properties fo:text-align="center" style:justify-single-word="false" style:page-number="auto"/>
      <style:text-properties fo:font-size="14pt" fo:font-weight="bold" style:font-size-asian="14pt" style:font-weight-asian="bold"/>
    </style:style>
    <style:style style:name="T1" style:family="text">
      <style:text-properties style:font-name="Helvetica" fo:language="es" fo:country="ES" style:letter-kerning="true" style:font-name-asian="SimSun" style:language-asian="zh" style:country-asian="CN" style:font-name-complex="Helv"/>
    </style:style>
    <style:style style:name="T2" style:family="text">
      <style:text-properties style:font-name="Helvetica" fo:language="es" fo:country="ES" style:letter-kerning="true" style:font-name-asian="Helvetica" style:language-asian="zh" style:country-asian="CN" style:font-name-complex="Helvetica"/>
    </style:style>
    <style:style style:name="T3" style:family="text">
      <style:text-properties style:font-name="Helvetica" fo:language="es" fo:country="ES" fo:font-style="italic" style:letter-kerning="true" style:font-name-asian="SimSun" style:language-asian="zh" style:country-asian="CN" style:font-style-asian="italic" style:font-name-complex="Helv"/>
    </style:style>
    <style:style style:name="T4" style:family="text">
      <style:text-properties officeooo:rsid="002068f4"/>
    </style:style>
    <style:style style:name="T5" style:family="text">
      <style:text-properties fo:font-weight="bold" officeooo:rsid="001dd9bd" style:font-weight-asian="bold" style:font-weight-complex="bold"/>
    </style:style>
    <style:style style:name="T6" style:family="text">
      <style:text-properties officeooo:rsid="001fbe96"/>
    </style:style>
    <style:style style:name="T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niversidad Rey Juan Carlos</text:p>
      <text:p text:style-name="P10">Arquitectura de Computadores</text:p>
      <text:p text:style-name="P9">Práctica 1: Codificación de datos e instrucciones. <text:span text:style-name="T4">RISC-V </text:span></text:p>
      <text:p text:style-name="P12">Katia Leal Algara</text:p>
      <text:p text:style-name="P13">Juan González-Gómez</text:p>
      <text:h text:style-name="P23" text:outline-level="1">INTRODUCCIÓN: </text:h>
      <text:p text:style-name="P11">El primer paso consiste en comprobar cómo un programa fuente en ensamblador del <text:span text:style-name="T5">RISC-V</text:span> se carga en memoria y cómo el código binario resultante, que se muestra en hexadecimal, se muestra en el segmento de datos y de código. En esta sesión de prácticas se fijarán conceptos relacionados con el repertorio de instrucciones, con la codificación de instrucciones y con la ordenación de los bytes en memoria.</text:p>
      <text:list xml:id="list2115298856" text:style-name="WW8Num2">
        <text:list-item>
          <text:p text:style-name="P22">Segmento de texto</text:p>
        </text:list-item>
      </text:list>
      <text:p text:style-name="P4">Cargar en el simulador el programa de prueba “Hola Mundo”:</text:p>
      <text:p text:style-name="P6"><text:tab/> .data</text:p>
      <text:p text:style-name="P6">str:<text:tab/> .asciz "Hola mundo en RISC-V!\n"</text:p>
      <text:p text:style-name="P6"><text:tab/> .text</text:p>
      <text:p text:style-name="P6">main: la a0, str</text:p>
      <text:p text:style-name="P6"><text:tab/> li a7, 4 <text:s text:c="2"/></text:p>
      <text:p text:style-name="P6"><text:tab/> ecall</text:p>
      <text:p text:style-name="P6"><text:tab/> li a7, 10</text:p>
      <text:p text:style-name="P6"><text:tab/> ecall</text:p>
      <text:p text:style-name="P2"><text:span text:style-name="T2"><text:s/></text:span><text:span text:style-name="T1">En el segmento de texto, analiza el almacenamiento en memoria de las instrucciones. Contesta a las siguientes preguntas:</text:span></text:p>
      <text:list xml:id="list2012241377" text:style-name="L1">
        <text:list-item>
          <text:p text:style-name="P14">¿Cuál es la longitud de las instrucciones?</text:p>
        </text:list-item>
        <text:list-item>
          <text:p text:style-name="P14"><text:s/>¿Cuál es la dirección de la segunda instrucción?</text:p>
        </text:list-item>
        <text:list-item>
          <text:p text:style-name="P15"><text:span text:style-name="T6">¿Qué <text:s/>tipo de ordenación se utiliza? ¿Cómo lo sabes? </text:span>Consulta el manual del juego de instrucciones y analiza la representación y el almacenamiento en hexadecimal de las instrucciones. </text:p>
        </text:list-item>
        <text:list-item>
          <text:p text:style-name="P16">Teniendo en cuenta los campos de cada una de las instrucciones, ¿es correcta la codificación en hexadecimal? </text:p>
        </text:list-item>
        <text:list-item>
          <text:p text:style-name="P17">Clasifica cada una de las instrucciones según su tipo</text:p>
        </text:list-item>
        <text:list-item>
          <text:p text:style-name="P17">Indicar el modo de direccionamiento empleado por cada una de las instrucciones.</text:p>
        </text:list-item>
      </text:list>
      <text:p text:style-name="P7"/>
      <text:list xml:id="list91509655731614" text:continue-list="list2115298856" text:style-name="WW8Num2">
        <text:list-item>
          <text:p text:style-name="P22"><text:soft-page-break/>Segmento de datos</text:p>
        </text:list-item>
      </text:list>
      <text:p text:style-name="P4">Cargar en el simulador el programa de prueba “Hola Mundo”. Analiza el almacenamiento de los datos en el segmento de datos. Contesta a las siguientes preguntas:</text:p>
      <text:list xml:id="list1759677234" text:style-name="L2">
        <text:list-item>
          <text:p text:style-name="P18">¿Cuál es la longitud de una dirección de memoria?</text:p>
        </text:list-item>
        <text:list-item>
          <text:p text:style-name="P20"><text:span text:style-name="T1">¿Cuál es la dirección del dato </text:span><text:span text:style-name="T3">str</text:span><text:span text:style-name="T1">?</text:span></text:p>
        </text:list-item>
        <text:list-item>
          <text:p text:style-name="P18">¿Qué tipo de ordenación se utiliza? ¿Cómo lo sabes?</text:p>
        </text:list-item>
        <text:list-item>
          <text:p text:style-name="P20"><text:span text:style-name="T1">¿Cuántos bytes emplea la variable </text:span><text:span text:style-name="T3">str</text:span><text:span text:style-name="T1">? ¿cuántas </text:span><text:span text:style-name="T3">palabras</text:span><text:span text:style-name="T1"> ocupa en memoria?</text:span></text:p>
        </text:list-item>
      </text:list>
      <text:list xml:id="list91509563899715" text:continue-list="list91509655731614" text:style-name="WW8Num2">
        <text:list-item>
          <text:p text:style-name="P22">Más tipos de datos</text:p>
        </text:list-item>
      </text:list>
      <text:p text:style-name="P8">.data</text:p>
      <text:p text:style-name="P8">.asciiz "Suma de 2 y 2 = %d\n"</text:p>
      <text:p text:style-name="P8">.byte 10,11,12,13,14,15,16,17,18,19,0</text:p>
      <text:p text:style-name="P8">.text</text:p>
      <text:list xml:id="list3087258820" text:style-name="L3">
        <text:list-item>
          <text:p text:style-name="P19">¿Cuántos bytes emplea la variable de tipo .asciiz? ¿cuántas palabras ocupa en memoria?</text:p>
        </text:list-item>
        <text:list-item>
          <text:p text:style-name="P19">¿Cuántos bytes emplea la variable de tipo .byte? ¿a qué estructura de datos te recuerda?</text:p>
        </text:list-item>
      </text:list>
      <text:list xml:id="list91508331556463" text:continue-list="list91509563899715" text:style-name="WW8Num2">
        <text:list-item>
          <text:p text:style-name="P22">Almacenamiento de bytes</text:p>
        </text:list-item>
      </text:list>
      <text:p text:style-name="P4">¿Cómo se almacenarían en memoria los siguientes datos? </text:p>
      <text:p text:style-name="P8">.data</text:p>
      <text:p text:style-name="P8">.asciz "Suma de 2 y 2 = %d\n"</text:p>
      <text:p text:style-name="P8">.byte 10</text:p>
      <text:p text:style-name="P8">.byte 11</text:p>
      <text:p text:style-name="P8">.byte 12</text:p>
      <text:p text:style-name="P8">.byte 13</text:p>
      <text:p text:style-name="P8">.byte 14</text:p>
      <text:p text:style-name="P8">.byte 15</text:p>
      <text:p text:style-name="P8">.byte 16</text:p>
      <text:p text:style-name="P8">.byte 17</text:p>
      <text:p text:style-name="P8">.byte 18</text:p>
      <text:p text:style-name="P8">.byte 19</text:p>
      <text:p text:style-name="P8">.byte 0</text:p>
      <text:p text:style-name="P8">.text</text:p>
      <text:p text:style-name="P4"><text:soft-page-break/>Piensa primero cómo crees que quedaría la memoria y después comprueba el resultado en el simulador. </text:p>
      <text:list xml:id="list91508718578398" text:continue-numbering="true" text:style-name="WW8Num2">
        <text:list-item>
          <text:p text:style-name="P22">Arrays y carga de memoria a registro</text:p>
        </text:list-item>
      </text:list>
      <text:p text:style-name="P4">Escribe el siguiente código en un fichero:</text:p>
      <text:p text:style-name="P5"><text:tab/> <text:s/>.data</text:p>
      <text:p text:style-name="P5">array: .word 10,11,12,13</text:p>
      <text:p text:style-name="P5"><text:tab/> <text:s/>.byte 0x1a, 0x0b, 10</text:p>
      <text:p text:style-name="P5"><text:tab/> <text:s/>.asciz "Simulador RARS"</text:p>
      <text:p text:style-name="P5"><text:tab/> <text:s/>.asciz ", RISC-V"</text:p>
      <text:p text:style-name="P5">index: .word 1</text:p>
      <text:p text:style-name="P5"><text:s text:c="2"/><text:tab/> <text:s/>.text</text:p>
      <text:p text:style-name="P5"><text:tab/> <text:s/>la t6, array <text:s text:c="3"/></text:p>
      <text:p text:style-name="P5"><text:tab/> <text:s/>lw t0, 0(t6) <text:s text:c="3"/></text:p>
      <text:p text:style-name="P5"><text:tab/> <text:s/>lw t5, index <text:s text:c="2"/></text:p>
      <text:p text:style-name="P5"><text:tab/> <text:s/>li t4, 4</text:p>
      <text:p text:style-name="P5"><text:tab/> <text:s/>mul a0, t4, t5 <text:s text:c="6"/></text:p>
      <text:p text:style-name="P5"><text:s text:c="7"/>add a1, t6, a0 <text:s text:c="5"/></text:p>
      <text:p text:style-name="P5"><text:s text:c="7"/>lw t1, 0(a1) <text:s text:c="2"/></text:p>
      <text:p text:style-name="P5"><text:s text:c="7"/>addi t5,t5, 1</text:p>
      <text:p text:style-name="P5"><text:s text:c="7"/>mul a0, t4, t5</text:p>
      <text:p text:style-name="P5"><text:s text:c="7"/>add a1, t6, a0</text:p>
      <text:p text:style-name="P5"><text:s text:c="7"/>lw t2, 0(a1)</text:p>
      <text:p text:style-name="P5"><text:s text:c="7"/>addi t5,t5, 1</text:p>
      <text:p text:style-name="P5"><text:s text:c="7"/>mul a0, t4, t5</text:p>
      <text:p text:style-name="P5"><text:s text:c="7"/>add a1, t6, a0</text:p>
      <text:p text:style-name="P5"><text:s text:c="7"/>lw t3, 0(a1)</text:p>
      <text:p text:style-name="P5"><text:s text:c="7"/>li a7, 10</text:p>
      <text:p text:style-name="P5"><text:tab/> <text:s/>ecall</text:p>
      <text:p text:style-name="P3">Ejecuta el programa paso a paso. Fíjate en la ventana de registros y observa los valores que van tomando algunos de ellos. Para comprender esos valores, observar detenidamente las operaciones descritas por las instrucciones del código. Estudia cómo se cargan en los registros las distintas posiciones del array de datos en memoria, y qué operaciones aritméticas es necesario realizar (y porqué). Escribe un breve resumen sobre el estudio realiz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_20__28_user_29_" style:default-outline-level="1" style:class="text">
      <style:paragraph-properties fo:margin-top="0.1665in" fo:margin-bottom="0.0835in" loext:contextual-spacing="false" fo:orphans="0" fo:widows="0" fo:hyphenation-ladder-count="no-limit" fo:keep-with-next="always" style:vertical-align="baseline"/>
      <style:text-properties style:font-name="Arial" fo:font-family="Arial" style:font-family-generic="swiss" style:font-pitch="variable" fo:font-size="14pt" fo:language="es" fo:country="ES" fo:font-weight="bold" style:letter-kerning="true" style:font-name-asian="SimSun" style:font-family-asian="SimSun, 宋体" style:font-pitch-asian="variable" style:font-size-asian="14pt" style:language-asian="zh" style:country-asian="CN" style:font-weight-asian="bold" style:font-name-complex="Tahoma" style:font-family-complex="Tahoma" style:font-pitch-complex="variable" style:font-size-complex="14pt" style:language-complex="hi" style:country-complex="IN" style:font-weight-complex="bold" fo:hyphenate="false" fo:hyphenation-remain-char-count="2" fo:hyphenation-push-char-count="2"/>
    </style:style>
    <style:style style:name="Text_20_body_20__28_user_29_" style:display-name="Text body (user)" style:family="paragraph" style:parent-style-name="Standard">
      <style:paragraph-properties fo:margin-top="0in" fo:margin-bottom="0.0835in" loext:contextual-spacing="false" fo:orphans="0" fo:widows="0" fo:hyphenation-ladder-count="no-limit" style:vertical-align="baseline"/>
      <style:text-properties fo:language="es" fo:country="ES" style:letter-kerning="true" style:font-name-asian="SimSun" style:font-family-asian="SimSun, 宋体" style:font-pitch-asian="variable" style:language-asian="zh" style:country-asian="CN" style:font-name-complex="Helv" style:font-family-complex="Helv" style:font-family-generic-complex="swiss" style:font-pitch-complex="variable" style:language-complex="hi" style:country-complex="IN" fo:hyphenate="false" fo:hyphenation-remain-char-count="2" fo:hyphenation-push-char-count="2"/>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Helvetica" fo:font-family="Helvetica" style:font-family-generic="swiss" style:font-pitch="variable" fo:language="es" fo:country="ES" fo:font-weight="bold" style:letter-kerning="true" style:font-name-asian="SimSun" style:font-family-asian="SimSun, 宋体" style:font-pitch-asian="variable" style:language-asian="zh" style:country-asian="CN" style:font-weight-asian="bold" style:font-name-complex="Helv" style:font-family-complex="Helv" style:font-family-generic-complex="swiss" style:font-pitch-complex="variable" style:language-complex="hi" style:country-complex="IN"/>
    </style:style>
    <style:style style:name="WW8Num2z1" style:family="text"/>
    <style:style style:name="WW8Num2z2" style:family="text"/>
    <style:style style:name="WW8Num2z3" style:family="text">
      <style:text-properties style:font-name="Helvetica" fo:font-family="Helvetica" style:font-family-generic="swiss" style:font-pitch="variable" fo:language="es" fo:country="ES" style:letter-kerning="true" style:font-name-asian="SimSun" style:font-family-asian="SimSun, 宋体" style:font-pitch-asian="variable" style:language-asian="zh" style:country-asian="CN" style:font-name-complex="Helv" style:font-family-complex="Helv" style:font-family-generic-complex="swiss" style:font-pitch-complex="variable"/>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Courier New" fo:font-family="'Courier New'" style:font-pitch="variable" style:font-name-complex="Courier New" style:font-family-complex="'Courier New'" style:font-pitch-complex="variable"/>
    </style:style>
    <style:style style:name="WW8Num17z1" style:family="text"/>
    <style:style style:name="WW8Num1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Courier New" fo:font-family="'Courier New'" style:font-pitch="variable" style:font-name-complex="Courier New" style:font-family-complex="'Courier New'" style:font-pitch-complex="variable"/>
    </style:style>
    <style:style style:name="WW8Num18z1" style:family="text"/>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437in" fo:text-indent="-0.1252in" fo:margin-left="1.5437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0437in" fo:text-indent="-0.1252in" fo:margin-left="3.0437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437in" fo:text-indent="-0.25in" fo:margin-left="3.543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0437in" fo:text-indent="-0.25in" fo:margin-left="4.043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437in" fo:text-indent="-0.1252in" fo:margin-left="4.5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7417in" fo:text-indent="-0.25in" fo:margin-left="0.7417in"/>
        </style:list-level-properties>
        <style:text-properties style:font-name="Courier New"/>
      </text:list-level-style-bullet>
      <text:list-level-style-bullet text:level="2" text:style-name="WW8Num11z0"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1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437in" fo:text-indent="-0.1252in" fo:margin-left="1.5437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0437in" fo:text-indent="-0.1252in" fo:margin-left="3.0437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437in" fo:text-indent="-0.25in" fo:margin-left="3.5437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0437in" fo:text-indent="-0.25in" fo:margin-left="4.0437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437in" fo:text-indent="-0.1252in" fo:margin-left="4.5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draw:text-box fo:min-height="0.0228in" fo:min-width="0.0161in"><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Rey Juan Carlos</dc:title>
    <dc:subject/>
    <meta:keyword/>
    <meta:initial-creator>Katia Leal</meta:initial-creator>
    <meta:creation-date>2011-08-08T12:45:00</meta:creation-date>
    <dc:date>2019-01-25T09:15:07.586308947</dc:date>
    <meta:print-date>2011-10-05T12:01:00</meta:print-date>
    <meta:editing-cycles>109</meta:editing-cycles>
    <meta:editing-duration>PT16H41M4S</meta:editing-duration>
    <meta:generator>LibreOffice/6.0.7.3$Linux_X86_64 LibreOffice_project/00m0$Build-3</meta:generator>
    <meta:document-statistic meta:table-count="0" meta:image-count="0" meta:object-count="0" meta:page-count="3" meta:paragraph-count="82" meta:word-count="562" meta:character-count="3353" meta:non-whitespace-character-count="2726"/>
  </office:meta>
</office:document-meta>
</file>